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master-page-name="Standard">
      <style:paragraph-properties fo:margin-left="0.5in" fo:margin-right="0in" fo:text-indent="-0.25in" style:auto-text-indent="false" style:page-number="1"/>
    </style:style>
    <style:style style:name="P3" style:family="paragraph" style:parent-style-name="Standard">
      <style:paragraph-properties fo:margin-left="0.5in" fo:margin-right="0in" fo:text-indent="0in" style:auto-text-indent="false"/>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81810077" text:style-name="WWNum1">
        <text:list-item>
          <text:p text:style-name="P2">Tech Stack: React/Node</text:p>
        </text:list-item>
        <text:list-item>
          <text:p text:style-name="P1">Front end or back end: Evenly focused</text:p>
        </text:list-item>
        <text:list-item>
          <text:p text:style-name="P1">Type of application: Website</text:p>
        </text:list-item>
        <text:list-item>
          <text:p text:style-name="P1">Goal: Dnd Character creator</text:p>
        </text:list-item>
        <text:list-item>
          <text:p text:style-name="P1">Demographic: Anyone who enjoys playing dnd, generally people who are in their 20s-30s</text:p>
        </text:list-item>
        <text:list-item>
          <text:p text:style-name="P1"><text:a xlink:type="simple" xlink:href="http://www.dnd5eapi.co/docs/#auth" text:style-name="ListLabel_20_10" text:visited-style-name="ListLabel_20_10"><text:span text:style-name="T2">http://www.dnd5eapi.co/docs/#auth</text:span></text:a> dnd 5e API. It has all the rules, races, classes, items, spells, equipment, etc. needed to create a character in Dnd.</text:p>
        </text:list-item>
        <text:list-item>
          <text:p text:style-name="P1">A. What does your database schema look like? </text:p>
        </text:list-item>
      </text:list>
      <text:p text:style-name="P3">Users table: <text:line-break/><text:tab/>Username, name, password, email?</text:p>
      <text:p text:style-name="P3">Character table:</text:p>
      <text:p text:style-name="P3"><text:tab/>Id, FK: username, name, character info (class, race, equipment, etc.)</text:p>
      <text:p text:style-name="P3"/>
      <text:p text:style-name="P3">b. What kinds of issues might you run into with your API? This is especially important if you are creating your own API, web scraping produces notoriously messy data. </text:p>
      <text:p text:style-name="P3"/>
      <text:p text:style-name="P3">c. Is there any sensitive information you need to secure? </text:p>
      <text:p text:style-name="P3">User data</text:p>
      <text:p text:style-name="P3">d. What functionality will your app include?</text:p>
      <text:p text:style-name="P3">Character creator where you can select class, race, equipment etc. It can generate an interactive character sheet. </text:p>
      <text:p text:style-name="P3">e. What will the user flow look like?</text:p>
      <text:p text:style-name="P3">User registers or logs into the site. They can see any characters they have already created, or they can create a new character. The character creator walks them through selecting their characters name, class, race, and ability scores. Users can select equipment and weapon and armor. After character creation, players can view an interactive character sheet.</text:p>
      <text:p text:style-name="P3">f. What features make your site more than a CRUD app? What are your stretch goals?</text:p>
      <text:p text:style-name="P3">You can save character sheets to a player. Character sheets will be interactive.</text:p>
      <text:p text:style-name="P3">Stretch goals: Allow users to share character sheets with other users, either with a link or a QR code: <text:a xlink:type="simple" xlink:href="https://www.qrcode-monkey.com/qr-code-api-with-logo/" text:style-name="ListLabel_20_10" text:visited-style-name="ListLabel_20_10"><text:span text:style-name="T2">https://www.qrcode-monkey.com/qr-code-api-with-logo/</text:span></text:a></text:p>
      <text:p text:style-name="P3">Implement computer dice rol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268" meta:character-count="1680" meta:non-whitespace-character-count="1433"/>
    <meta:generator>LibreOfficeDev/6.0.5.2$Linux_X86_64 LibreOffice_project/</meta:generator>
  </office:meta>
</office:document-meta>
</file>